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sponse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lientResponseTests.create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lientResponseTests.toEnt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lientResponse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lientResponseTests.toEntity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lientResponse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ientResponseTests.bodyToFlux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lientResponseTests.toEntityWithUnknown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lientResponseTests.configure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sponseTests.create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lientResponseTests.toEntityList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lientResponseTests.toEntity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lientResponseTests.bodyToMono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lientResponseTests.bodyTo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lientResponseTests.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lientResponseTests.bodyToFlu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lientResponseTests.toEntityListWithUnknownStatu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lientResponseTests.mockTextPlainResponse( Flux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